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 style:list-style-name="L2">
      <style:text-properties style:language-asian="zh" style:country-asian="CN"/>
    </style:style>
    <style:style style:name="P3" style:family="paragraph" style:parent-style-name="Standard" style:list-style-name="L9">
      <style:text-properties style:language-asian="zh" style:country-asian="CN"/>
    </style:style>
    <style:style style:name="P4" style:family="paragraph" style:parent-style-name="Standard" style:list-style-name="L10">
      <style:text-properties style:language-asian="zh" style:country-asian="CN"/>
    </style:style>
    <style:style style:name="P5" style:family="paragraph" style:parent-style-name="Standard" style:list-style-name="L11">
      <style:text-properties style:language-asian="zh" style:country-asian="CN"/>
    </style:style>
    <style:style style:name="P6" style:family="paragraph" style:parent-style-name="Standard" style:list-style-name="L12">
      <style:text-properties style:language-asian="zh" style:country-asian="CN"/>
    </style:style>
    <style:style style:name="P7" style:family="paragraph" style:parent-style-name="Standard" style:list-style-name="L13">
      <style:text-properties style:language-asian="zh" style:country-asian="CN"/>
    </style:style>
    <style:style style:name="P8" style:family="paragraph" style:parent-style-name="Standard" style:list-style-name="L14">
      <style:text-properties style:language-asian="zh" style:country-asian="CN"/>
    </style:style>
    <style:style style:name="P9" style:family="paragraph" style:parent-style-name="Standard" style:list-style-name="L15">
      <style:text-properties style:language-asian="zh" style:country-asian="CN"/>
    </style:style>
    <style:style style:name="P10" style:family="paragraph" style:parent-style-name="Standard" style:list-style-name="L10"/>
    <style:style style:name="P11" style:family="paragraph" style:parent-style-name="Heading_20_1">
      <style:text-properties style:language-asian="zh" style:country-asian="CN"/>
    </style:style>
    <style:style style:name="P12" style:family="paragraph" style:parent-style-name="Heading_20_2">
      <style:text-properties style:language-asian="zh" style:country-asian="CN"/>
    </style:style>
    <style:style style:name="T1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你的阳光技术频道Web开发测试题 阅卷结果</text:h>
      <text:p text:style-name="P1">答卷人：祝文鑫 zhuwenxin_14@163.com</text:p>
      <text:p text:style-name="P1">阅卷人：阳光男孩</text:p>
      <text:p text:style-name="P1">日期：2008-05-30</text:p>
      <text:h text:style-name="Heading_20_1" text:outline-level="1">一、计算机和互联网基础知识</text:h>
      <text:list text:style-name="L2">
        <text:list-item>
          <text:p text:style-name="P2">正确</text:p>
        </text:list-item>
        <text:list-item>
          <text:p text:style-name="P2">正确</text:p>
        </text:list-item>
        <text:list-item>
          <text:p text:style-name="P2">ns1.ename.cn。NS是域名的名字服务器，与本地使用的DNS有所不同，请参考<text:a xlink:type="simple" xlink:href="http://en.wikipedia.org/wiki/Name_server">http://en.wikipedia.org/wiki/Name_server</text:a>。test01.yoursunny.cn所属的域名是yoursunny.cn，在以下网址查看其注册记录：<text:a xlink:type="simple" xlink:href="http://www.ename.cn/whois.do?value=yoursunny.cn">http://www.ename.cn/whois.do?value=yoursunny.cn</text:a></text:p>
        </text:list-item>
        <text:list-item>
          <text:p text:style-name="P2">route PRINT</text:p>
        </text:list-item>
        <text:list-item>
          <text:p text:style-name="P2">一定用到ICMP，可能需要DNS。ping操作时，如果本机尚不知道此域名对应的IP地址，需要通过DNS协议解析出IP地址；然后用ICMP协议向这个 Ip地址发出ICMP echo request数据包，等待对方返回ICMP echo response数据包</text:p>
        </text:list-item>
        <text:list-item>
          <text:p text:style-name="P2">正确</text:p>
        </text:list-item>
        <text:list-item>
          <text:p text:style-name="P2">正确。我平时保存退出用的是:wq，看了你的ZZ特意试了一下，也能使用，还可以少按两个键。</text:p>
        </text:list-item>
      </text:list>
      <text:h text:style-name="P11" text:outline-level="1">二、静态网页制作</text:h>
      <text:list text:style-name="L9">
        <text:list-item>
          <text:p text:style-name="P3">没有完成</text:p>
        </text:list-item>
        <text:list-item>
          <text:p text:style-name="P3">两个都不对<text:line-break/>{1} 正确<text:line-break/>{2} &lt;img src="1.png" width="32" height="32" alt=""/&gt; 关键在于XHTML要求图片一定要有alt标签，里面是图片无法显示时的替代文字、也是给搜索引擎看的</text:p>
        </text:list-item>
        <text:list-item>
          <text:p text:style-name="P3">正确</text:p>
        </text:list-item>
        <text:list-item>
          <text:p text:style-name="P3">a:hover{}只是一小部分。你本应该做一个页面（含图片）压缩给我，否则我无法看到效果。“自适应宽度”怎么做？</text:p>
        </text:list-item>
      </text:list>
      <text:h text:style-name="Heading_20_1" text:outline-level="1">三、客户端脚本开发</text:h>
      <text:list text:style-name="L10">
        <text:list-item>
          <text:p text:style-name="P10"><text:span text:style-name="T1">差不多</text:span></text:p>
        </text:list-item>
        <text:list-item>
          <text:p text:style-name="P4">理由正确。<text:line-break/>方法一不正确：虽然弹出了我的域名，但是这是在执行setTimeout这行时弹出的，而不是50毫秒以后，把50改成10000就很明显；setTimeout的第一个参数应该是函数<text:soft-page-break/>引用或者函数字符串，你加了括号就当场执行这个函数了。<text:line-break/>方法二正确。<text:line-break/>其实，我的本义是让你用上面的apply实现绑定this对象……</text:p>
        </text:list-item>
        <text:list-item>
          <text:p text:style-name="P4">正确。我自己用的是FireBug。</text:p>
        </text:list-item>
        <text:list-item>
          <text:p text:style-name="P4">你只指出了一个错误（document.all不合标准）。原来的代码在Firefox下会显示“108年”，并且在所有浏览器上5月都会变成4月。<text:line-break/>正确写法是：<text:line-break/>&lt;div id="my_date"&gt;&lt;/div&gt; <text:line-break/>&lt;script type="text/javascript"&gt; <text:line-break/>var date=new Date(); <text:line-break/>document.getElementById('my_date').innerHTML=date.getFullYear()+'年'+(date.getMonth()+1) +'月'+date.getDate()+'日'; <text:line-break/>&lt;/script&gt; <text:line-break/>要点是getElementById、getFullYear、月份加一</text:p>
        </text:list-item>
        <text:list-item>
          <text:p text:style-name="P4">正确。</text:p>
        </text:list-item>
        <text:list-item>
          <text:p text:style-name="P4">没有完成。我的做法是：把多个js文件合并成1个，用YUI Compressor等工具将局部变量名改成较短的形式，然后gzip压缩输出。</text:p>
        </text:list-item>
      </text:list>
      <text:h text:style-name="P11" text:outline-level="1" text:is-list-header="true">四、数据库</text:h>
      <text:list text:style-name="L11">
        <text:list-item>
          <text:p text:style-name="P5">基本正确。Access也是一种在Windows服务器上广泛使用的小型数据库，不过性能不佳（能支持50人左右在线的小型论坛）。</text:p>
        </text:list-item>
        <text:list-item>
          <text:p text:style-name="P5">正确</text:p>
        </text:list-item>
        <text:list-item>
          <text:p text:style-name="P5">没有完成</text:p>
        </text:list-item>
        <text:list-item>
          <text:p text:style-name="P5">没有完成</text:p>
        </text:list-item>
        <text:list-item>
          <text:p text:style-name="P5">没有完成</text:p>
        </text:list-item>
      </text:list>
      <text:h text:style-name="P11" text:outline-level="1">五、服务端开发</text:h>
      <text:h text:style-name="P12" text:outline-level="2">㈠PHP部分</text:h>
      <text:list text:style-name="L12">
        <text:list-item>
          <text:p text:style-name="P6">正确</text:p>
        </text:list-item>
        <text:list-item>
          <text:p text:style-name="P6">思路基本正确。<text:line-break/>输入文件名412.txt没写，漏掉fopen函数名。<text:line-break/>对于gbk到utf-8没有作iconv转换。<text:line-break/>第6行没有输出这行到客户端，造成浏览器中什么也看不见。<text:line-break/>6、7行间缺少}，造成PHP解释器出错。</text:p>
        </text:list-item>
        <text:list-item>
          <text:p text:style-name="P6">我没有实际运行测试，看起来基本正确。mysql_select_db、mysql_query这两个函数应<text:soft-page-break/>该写上第二个参数$link，否则容易出问题。SQL语句应是SELECT *……，谁告诉你我的表里有id,name两个字段了？</text:p>
        </text:list-item>
      </text:list>
      <text:h text:style-name="P12" text:outline-level="2">㈡ASP.NET部分</text:h>
      <text:list text:style-name="L13">
        <text:list-item>
          <text:p text:style-name="P7">差不多，ViewState没有回答。</text:p>
        </text:list-item>
        <text:list-item>
          <text:p text:style-name="P7">没有完成</text:p>
        </text:list-item>
        <text:list-item>
          <text:p text:style-name="P7">没有完成</text:p>
        </text:list-item>
        <text:list-item>
          <text:p text:style-name="P7">没有完成</text:p>
        </text:list-item>
      </text:list>
      <text:h text:style-name="P11" text:outline-level="1">五、网站管理、SEO</text:h>
      <text:list text:style-name="L14">
        <text:list-item>
          <text:p text:style-name="P8">没有完成</text:p>
        </text:list-item>
        <text:list-item>
          <text:p text:style-name="P8">BC。meta refresh现在Google、百度都认识；js、flash不认识。</text:p>
        </text:list-item>
        <text:list-item>
          <text:p text:style-name="P8">正确</text:p>
        </text:list-item>
      </text:list>
      <text:h text:style-name="Heading_20_1" text:outline-level="1">六、Windows Server服务器管理</text:h>
      <text:list text:style-name="L15">
        <text:list-item>
          <text:p text:style-name="P9">正确</text:p>
        </text:list-item>
        <text:list-item>
          <text:p text:style-name="P9">没有完成</text:p>
        </text:list-item>
        <text:list-item>
          <text:p text:style-name="P9">正确</text:p>
        </text:list-item>
        <text:list-item>
          <text:p text:style-name="P9">ADGH。[B]这个服务最好不要禁用，否则会影响域名解析的效率。</text:p>
        </text:list-item>
        <text:list-item>
          <text:p text:style-name="P9">第一个方法没必要，第二个有效。进一步改掉Serv-U的本地管理密码、甚至改掉本地管理端口，就更安全了。</text:p>
        </text:list-item>
        <text:list-item>
          <text:p text:style-name="P9">是的，只要3块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sunny boy</dc:creator>
    <dc:date>2008-05-30T11:01:29</dc:date>
    <meta:editing-cycles>4</meta:editing-cycles>
    <meta:editing-duration>PT27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1" meta:word-count="600" meta:character-count="1744"/>
  </office:meta>
</office:document-meta>
</file>